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6.599cm"/>
    </style:style>
    <style:style style:name="co8" style:family="table-column">
      <style:table-column-properties fo:break-before="auto" style:column-width="4.0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6.581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2.965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543cm" fo:break-before="auto" style:use-optimal-row-height="false"/>
    </style:style>
    <style:style style:name="ro10" style:family="table-row">
      <style:table-row-properties style:row-height="3.91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Modele">
      <style:table-properties table:display="true" style:writing-mode="lr-tb"/>
    </style:style>
    <style:style style:name="ta2" style:family="table" style:master-page-name="PageStyle_5f_Parametres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name-complex="Calibri" style:font-weight-complex="normal"/>
    </style:style>
    <style:style style:name="ce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fo:background-color="#2f5597" style:diagonal-bl-tr="none" style:diagonal-tl-br="none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9" style:family="table-cell" style:parent-style-name="Default">
      <style:table-cell-properties fo:border-bottom="0.74pt solid #000000" fo:background-color="#2f5597" style:diagonal-bl-tr="none" style:diagonal-tl-br="none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ackground-color="#2f5597" style:diagonal-bl-tr="none" style:diagonal-tl-br="none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weight-asian="bold" style:font-weight-complex="bold" fo:font-style="italic" style:font-style-asian="italic" style:font-style-complex="italic"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style-complex="italic" style:font-style-asian="italic" fo:font-style="italic" style:font-weight-complex="bold" fo:font-weight="bold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fo:font-size="12pt"/>
    </style:style>
    <style:style style:name="T8" style:family="text">
      <style:text-properties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Visiteur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B$1:$Parametres.$B$2])" table:allow-empty-cell="true" table:display-list="unsorted" table:base-cell-address="Visiteur.D5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C$1:$Parametres.$C$2])" table:allow-empty-cell="true" table:display-list="unsorted" table:base-cell-address="Visiteur.G5">
          <table:help-message table:display="true"/>
          <table:error-message table:message-type="stop" table:display="true"/>
        </table:content-validation>
      </table:content-validations>
      <table:table table:name="Adre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dre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ra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ttrac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ttraction dans un parc d'attractions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v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vi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vis posté par un membre sur une offre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mp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trainteTemporel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ntrainteTempore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5">
          <table:table-cell table:style-name="ce29"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8h15..12h30, 14h30..17h35), ContrainteJourDeLaSemaine(!dimanche)]</text:p>
            <text:p/>
            <text:p>estOuvert = contr.map(c =&gt; c.appliquer(maintenant)).conjunction()</text:p>
            <text:p>SecondesRestantesAvantProchainChangement = contr.map(c =&gt; 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ordonné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Coordonnée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9" office:value-type="string" calcext:value-type="string" table:number-columns-spanned="9" table:number-rows-spanned="1">
            <text:p>Quand une addresse est associée à une instance de Coordonnées, on la dit localisable par des coordonnées GPS (c'est à dire plaçable directement sur une carte)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a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46" office:value-type="string" calcext:value-type="string" table:number-columns-spanned="9" table:number-rows-spanned="1">
            <text:p>Cette classe est juste un conteneur pour un instant Unix. On s'en sert dans <text:span text:style-name="T1">Offre</text:span><text:span text:style-name="T2"> pour se souvenir des dates changements de visibilité (passage en ligne -&gt; hors ligne, hors ligne -&gt; en ligne). Plus d'infos dans la description de </text:span><text:span text:style-name="T3">Offre</text:span><text:span text:style-name="T4">.</text:span>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épart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épart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9" office:value-type="string" calcext:value-type="string" table:number-columns-spanned="9" table:number-rows-spanned="1">
            <text:p>Département français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ct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9"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dentité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dent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46"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5">c.f.</text:span> <text:span text:style-name="T6">Visiteur</text:span><text:span text:style-name="T2">). C'est plutôt une approximation. On associe notamment cette identité aux actions d'approbation/désapprobation d'un </text:span><text:span text:style-name="T7">avis afin d'empêcher une même "personne" (identité) d'approuver/désapprouver d'un avis plusieurs fois.</text:span>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ag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hot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Activité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Activ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6">
          <table:table-cell table:number-columns-repeated="9"/>
          <table:table-cell table:style-name="ce29" table:number-columns-repeated="1015"/>
        </table:table-row>
        <table:table-row table:style-name="ro2" table:number-rows-repeated="24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Categori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nfosCategori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table:style-name="ce29" office:value-type="string" calcext:value-type="string" table:number-columns-spanned="9" table:number-rows-spanned="1">
            <text:p><text:span text:style-name="T8">InfosCategorie</text:span> contient les attributs (informations) supplémentaires de l'offre selon la catégorie.</text:p>
            <text:p>Au final, les 5 catégories sont données par le nom de la sous-classe correspondante.</text:p>
            <text:p>=&gt; La catégorie est donnée par le nom de la tabl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ParcAttrac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ParcAttraction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Parc d'attractions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Restaur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Restaur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Restauration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Specta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Spectac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Spectacle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Visi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Vis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Visite" ou "Visite guidée" (dans le cas où l'instance d'<text:span text:style-name="T6">InfosVisite</text:span><text:span text:style-name="T2"> est associée à au moins 1 </text:span><text:span text:style-name="T6">Langue</text:span><text:span text:style-name="T2">)</text:span>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ngu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Langu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mb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Memb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n compte de membr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yenDePai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MoyenDePai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table:style-name="ce29"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Off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Gratui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ffreGratu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gratuite émise par un professionnel public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Payan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OffrePayan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payante normale émise par un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etres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4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incluse dans une offre des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Factu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vé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iv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essionne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Professionnel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Public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ublic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épon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Répon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ab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ignalab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<text:span text:style-name="T9">Abstraction pour tous les objets métiers pouvant être signalés (offre, avis, </text:span>répons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eme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ignal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10">Signalable</text:span><text:span text:style-name="T6"> </text:span><text:span text:style-name="T2">et </text:span><text:span text:style-name="T10">Comp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uscriptionOp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ouscription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6">OffrePayante </text:span><text:span text:style-name="T2">et </text:span><text:span text:style-name="T6">Option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g (mot-clé) d'une off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rif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rif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l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Ville français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siteu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siteu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 office:value-type="string" calcext:value-type="string">
            <text:p>not null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 office:value-type="string" calcext:value-type="string">
            <text:p>not null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tilisateur non connecté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 number:style="long"/>
      <number:text>-</number:text>
      <number:month number:textual="true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09-25T14:04:06.418781448</dc:date>
    <meta:generator>LibreOffice/7.3.7.2$Linux_X86_64 LibreOffice_project/30$Build-2</meta:generator>
    <meta:editing-duration>PT2H10M42S</meta:editing-duration>
    <meta:editing-cycles>44</meta:editing-cycles>
    <meta:document-statistic meta:table-count="38" meta:cell-count="975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